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ustion Plain BRK" svg:font-family="'Combustion Plain BRK'" style:font-pitch="variable"/>
    <style:font-face style:name="Gentium" svg:font-family="Gentium" style:font-pitch="variable"/>
    <style:font-face style:name="Gentium Basic" svg:font-family="'Gentium Basic'"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00" draw:textarea-horizontal-align="justify" draw:textarea-vertical-align="middle" draw:auto-grow-height="false" fo:min-height="0.614cm" fo:min-width="0.543cm"/>
    </style:style>
    <style:style style:name="gr2" style:family="graphic" style:parent-style-name="standard">
      <style:graphic-properties svg:stroke-width="0.102cm" draw:marker-start-width="0.509cm" draw:marker-end-width="0.509cm" draw:fill-color="#e6e6ff" draw:textarea-horizontal-align="left" draw:textarea-vertical-align="top" draw:auto-grow-height="false" fo:min-height="10.671cm" fo:min-width="9.299cm" fo:padding-top="0.102cm" fo:padding-bottom="0.176cm" fo:padding-left="0.406cm" fo:padding-right="0.301cm"/>
    </style:style>
    <style:style style:name="gr3" style:family="graphic" style:parent-style-name="standard">
      <style:graphic-properties svg:stroke-width="0.051cm" svg:stroke-color="#666666" draw:marker-start-width="0.355cm" draw:marker-end-width="0.355cm" draw:fill-color="#ffffff" draw:textarea-horizontal-align="center" draw:textarea-vertical-align="top" draw:auto-grow-height="false" fo:min-height="8.873cm" fo:min-width="4.072cm" fo:padding-top="0.15cm" fo:padding-bottom="0.15cm" fo:padding-left="0.275cm" fo:padding-right="0.275cm"/>
    </style:style>
    <style:style style:name="gr4" style:family="graphic" style:parent-style-name="standard">
      <style:graphic-properties svg:stroke-width="0.051cm" svg:stroke-color="#666666" draw:marker-start-width="0.355cm" draw:marker-end-width="0.355cm" draw:fill-color="#ffffff" draw:textarea-horizontal-align="center" draw:textarea-vertical-align="top" draw:auto-grow-height="false" fo:min-height="8.876cm" fo:min-width="4.072cm" fo:padding-top="0.15cm" fo:padding-bottom="0.15cm" fo:padding-left="0.275cm" fo:padding-right="0.275cm"/>
    </style:style>
    <style:style style:name="gr5" style:family="graphic" style:parent-style-name="standard">
      <style:graphic-properties svg:stroke-color="#333333" draw:fill-color="#666666" draw:textarea-horizontal-align="justify" draw:textarea-vertical-align="middle" draw:auto-grow-height="false" fo:min-height="2.152cm" fo:min-width="3.426cm"/>
    </style:style>
    <style:style style:name="gr6" style:family="graphic" style:parent-style-name="standard">
      <style:graphic-properties svg:stroke-color="#333333" draw:fill-color="#666666" draw:textarea-horizontal-align="justify" draw:textarea-vertical-align="middle" draw:auto-grow-height="false" fo:min-height="0.686cm" fo:min-width="3.51cm"/>
    </style:style>
    <style:style style:name="gr7" style:family="graphic" style:parent-style-name="standard">
      <style:graphic-properties svg:stroke-color="#333333" draw:fill-color="#666666" draw:textarea-horizontal-align="justify" draw:textarea-vertical-align="middle" draw:auto-grow-height="false" fo:min-height="1.432cm" fo:min-width="3.468cm"/>
    </style:style>
    <style:style style:name="gr8" style:family="graphic" style:parent-style-name="objectwithoutfill">
      <style:graphic-properties svg:stroke-width="0.102cm" svg:stroke-color="#000080" draw:marker-start="Arrow" draw:marker-start-width="0.509cm" draw:marker-end="Arrow" draw:marker-end-width="0.508cm" draw:fill="none" draw:textarea-vertical-align="middle" fo:padding-top="0.176cm" fo:padding-bottom="0.176cm" fo:padding-left="0.301cm" fo:padding-right="0.301cm" draw:shadow-offset-x="0.203cm" draw:shadow-offset-y="0.203cm"/>
    </style:style>
    <style:style style:name="gr9" style:family="graphic" style:parent-style-name="objectwithoutfill">
      <style:graphic-properties svg:stroke-width="0.102cm" svg:stroke-color="#000080" draw:marker-start="Arrow" draw:marker-start-width="0.509cm" draw:marker-end="" draw:marker-end-width="0.508cm" draw:fill="none" draw:textarea-vertical-align="middle" fo:padding-top="0.176cm" fo:padding-bottom="0.176cm" fo:padding-left="0.301cm" fo:padding-right="0.301cm" draw:shadow-offset-x="0.203cm" draw:shadow-offset-y="0.203cm"/>
    </style:style>
    <style:style style:name="gr10" style:family="graphic" style:parent-style-name="standard">
      <style:graphic-properties svg:stroke-width="0.356cm" svg:stroke-color="#4c4c4c" draw:marker-start-width="1.271cm" draw:marker-end-width="1.271cm" draw:fill-color="#e6e6e6" draw:textarea-horizontal-align="justify" draw:textarea-vertical-align="middle" draw:auto-grow-height="false" fo:min-height="3.806cm" fo:min-width="2.286cm" fo:padding-top="0.303cm" fo:padding-bottom="0.303cm" fo:padding-left="0.428cm" fo:padding-right="0.428cm"/>
    </style:style>
    <style:style style:name="gr11" style:family="graphic" style:parent-style-name="standard">
      <style:graphic-properties svg:stroke-width="0.152cm" svg:stroke-color="#4c4c4c" draw:marker-start-width="0.659cm" draw:marker-end-width="0.659cm" draw:fill-color="#e6e6e6" draw:textarea-horizontal-align="justify" draw:textarea-vertical-align="middle" draw:auto-grow-height="false" fo:min-height="2.334cm" fo:min-width="0.682cm" fo:padding-top="0.201cm" fo:padding-bottom="0.201cm" fo:padding-left="0.326cm" fo:padding-right="0.326cm"/>
    </style:style>
    <style:style style:name="gr12" style:family="graphic" style:parent-style-name="standard">
      <style:graphic-properties svg:stroke-width="0.102cm" svg:stroke-color="#000000" draw:marker-start-width="0.509cm" draw:marker-end-width="0.509cm" draw:fill-color="#99ccff" draw:textarea-horizontal-align="justify" draw:textarea-vertical-align="middle" draw:auto-grow-height="false" fo:min-height="0.327cm" fo:min-width="2.955cm" fo:padding-top="0.176cm" fo:padding-bottom="0.176cm" fo:padding-left="0.301cm" fo:padding-right="0.301cm"/>
    </style:style>
    <style:style style:name="gr13" style:family="graphic" style:parent-style-name="standard">
      <style:graphic-properties svg:stroke-width="0.102cm" svg:stroke-color="#000000" draw:marker-start-width="0.509cm" draw:marker-end-width="0.509cm" draw:fill-color="#cfe7f5" draw:textarea-horizontal-align="justify" draw:textarea-vertical-align="middle" draw:auto-grow-height="false" fo:min-height="1.669cm" fo:min-width="1.431cm" fo:padding-top="0.176cm" fo:padding-bottom="0.176cm" fo:padding-left="0.301cm" fo:padding-right="0.301cm"/>
    </style:style>
    <style:style style:name="gr14"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4c4c4c" draw:marker-start="Arrow" draw:marker-start-width="0.406cm" draw:marker-end="" draw:marker-end-width="0.508cm" draw:fill="none" draw:textarea-vertical-align="middle" fo:padding-top="0.176cm" fo:padding-bottom="0.176cm" fo:padding-left="0.301cm" fo:padding-right="0.301cm" draw:shadow-offset-x="0.203cm" draw:shadow-offset-y="0.203cm"/>
    </style:style>
    <style:style style:name="gr16" style:family="graphic" style:parent-style-name="standard">
      <style:graphic-properties svg:stroke-width="0.102cm" svg:stroke-color="#198a8a" draw:marker-start-width="0.508cm" draw:marker-end-width="0.508cm" draw:fill-color="#ccffff" draw:textarea-horizontal-align="left" draw:textarea-vertical-align="top" draw:auto-grow-height="false" fo:min-height="4.595cm" fo:min-width="9.069cm" fo:padding-top="0.406cm" fo:padding-bottom="0.175cm" fo:padding-left="0.558cm" fo:padding-right="0.3cm"/>
    </style:style>
    <style:style style:name="gr17" style:family="graphic" style:parent-style-name="standard">
      <style:graphic-properties svg:stroke-color="#333333" draw:fill-color="#004a4a" draw:textarea-horizontal-align="justify" draw:textarea-vertical-align="middle" draw:auto-grow-height="false" fo:min-height="0.771cm" fo:min-width="3.733cm"/>
    </style:style>
    <style:style style:name="gr18" style:family="graphic" style:parent-style-name="standard">
      <style:graphic-properties svg:stroke-color="#333333" draw:fill-color="#004a4a" draw:textarea-horizontal-align="justify" draw:textarea-vertical-align="middle" draw:auto-grow-height="false" fo:min-height="0.815cm" fo:min-width="3.73cm"/>
    </style:style>
    <style:style style:name="gr19" style:family="graphic" style:parent-style-name="standard">
      <style:graphic-properties svg:stroke-color="#333333" draw:fill-color="#004a4a" draw:textarea-horizontal-align="justify" draw:textarea-vertical-align="middle" draw:auto-grow-height="false" fo:min-height="1.42cm" fo:min-width="3.695cm"/>
    </style:style>
    <style:style style:name="gr20" style:family="graphic" style:parent-style-name="standard">
      <style:graphic-properties svg:stroke-color="#333333" draw:fill-color="#004a4a" draw:textarea-horizontal-align="justify" draw:textarea-vertical-align="middle" draw:auto-grow-height="false" fo:min-height="1.42cm" fo:min-width="3.694cm"/>
    </style:style>
    <style:style style:name="gr21"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821cm" fo:min-width="0cm" fo:padding-top="0.176cm" fo:padding-bottom="0.176cm" fo:padding-left="0.301cm" fo:padding-right="0.301cm"/>
    </style:style>
    <style:style style:name="gr22"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794cm" fo:min-width="0cm" fo:padding-top="0.176cm" fo:padding-bottom="0.176cm" fo:padding-left="0.301cm" fo:padding-right="0.301cm"/>
    </style:style>
    <style:style style:name="gr23"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755cm" fo:min-width="0cm" fo:padding-top="0.176cm" fo:padding-bottom="0.176cm" fo:padding-left="0.301cm" fo:padding-right="0.301cm"/>
    </style:style>
    <style:style style:name="gr24" style:family="graphic" style:parent-style-name="standard">
      <style:graphic-properties draw:stroke="none" svg:stroke-color="#000000" draw:fill="none" draw:fill-color="#ffffff" draw:auto-grow-height="true" draw:auto-grow-width="false" fo:max-height="0cm" fo:min-height="0.303cm"/>
    </style:style>
    <style:style style:name="gr25" style:family="graphic" style:parent-style-name="standard">
      <style:graphic-properties svg:stroke-width="0.102cm" svg:stroke-color="#000080" draw:marker-start-width="0.509cm" draw:marker-end-width="0.509cm" draw:fill-color="#cfe7f5" draw:textarea-horizontal-align="justify" draw:textarea-vertical-align="middle" draw:auto-grow-height="false" fo:min-height="1.774cm" fo:min-width="2.948cm" fo:padding-top="0.176cm" fo:padding-bottom="0.176cm" fo:padding-left="0.301cm" fo:padding-right="0.301cm" fo:wrap-option="no-wrap"/>
    </style:style>
    <style:style style:name="gr26" style:family="graphic" style:parent-style-name="standard">
      <style:graphic-properties draw:stroke="none" svg:stroke-color="#000000" draw:fill="none" draw:fill-color="#ffffff" draw:textarea-horizontal-align="left" draw:auto-grow-height="true" draw:auto-grow-width="false" fo:min-height="0.442cm" fo:min-width="0cm"/>
    </style:style>
    <style:style style:name="gr27"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start"/>
      <style:text-properties fo:color="#000080" style:font-name="Roboto Light" fo:font-size="22pt" fo:font-weight="bold" style:font-size-asian="22pt" style:font-weight-asian="bold" style:font-size-complex="22pt" style:font-weight-complex="bold"/>
    </style:style>
    <style:style style:name="P3" style:family="paragraph">
      <style:paragraph-properties fo:text-align="center"/>
      <style:text-properties style:font-name="Gentium Basic"/>
    </style:style>
    <style:style style:name="P4" style:family="paragraph">
      <style:paragraph-properties fo:text-align="center"/>
      <style:text-properties fo:color="#ffffff" style:font-name="Gentium" fo:font-weight="normal" style:font-weight-asian="normal" style:font-weight-complex="normal"/>
    </style:style>
    <style:style style:name="P5" style:family="paragraph">
      <style:paragraph-properties fo:text-align="center"/>
      <style:text-properties fo:color="#333333" style:font-name="Gentium Basic"/>
    </style:style>
    <style:style style:name="P6" style:family="paragraph">
      <style:paragraph-properties fo:text-align="center"/>
      <style:text-properties style:font-name="Gentium" fo:font-size="13pt" fo:font-weight="normal" style:font-size-asian="13pt" style:font-weight-asian="normal" style:font-size-complex="13pt" style:font-weight-complex="normal"/>
    </style:style>
    <style:style style:name="P7" style:family="paragraph">
      <style:paragraph-properties fo:text-align="center"/>
      <style:text-properties style:font-name="Gentium"/>
    </style:style>
    <style:style style:name="P8" style:family="paragraph">
      <style:paragraph-properties fo:text-align="center"/>
      <style:text-properties fo:color="#004a4a" style:font-name="Gentium Basic" fo:font-size="22pt" fo:font-style="normal" fo:font-weight="normal" style:font-size-asian="22pt" style:font-style-asian="normal" style:font-weight-asian="normal" style:font-size-complex="22pt" style:font-style-complex="normal" style:font-weight-complex="normal"/>
    </style:style>
    <style:style style:name="P9" style:family="paragraph">
      <style:paragraph-properties fo:text-align="start"/>
      <style:text-properties style:font-name="Gentium" fo:font-size="16pt" style:font-size-asian="16pt" style:font-size-complex="16pt"/>
    </style:style>
    <style:style style:name="P10" style:family="paragraph">
      <style:text-properties style:font-name="Gentium" fo:font-size="16pt" style:font-size-asian="16pt" style:font-size-complex="16pt"/>
    </style:style>
    <style:style style:name="P11" style:family="paragraph">
      <style:paragraph-properties fo:text-align="center"/>
      <style:text-properties fo:color="#000080" style:font-name="Gentium" fo:font-weight="bold" style:font-weight-asian="bold" style:font-weight-complex="bold"/>
    </style:style>
    <style:style style:name="P12" style:family="paragraph">
      <style:text-properties fo:color="#333333" style:font-name="Gentium"/>
    </style:style>
    <style:style style:name="T1" style:family="text">
      <style:text-properties fo:color="#000080" style:font-name="Roboto Light" fo:font-size="22pt" fo:font-weight="bold" style:font-size-asian="22pt" style:font-weight-asian="bold" style:font-size-complex="22pt" style:font-weight-complex="bold"/>
    </style:style>
    <style:style style:name="T2" style:family="text">
      <style:text-properties style:font-name="Gentium Basic"/>
    </style:style>
    <style:style style:name="T3" style:family="text">
      <style:text-properties fo:color="#ffffff" style:font-name="Gentium" fo:font-weight="normal" style:font-weight-asian="normal" style:font-weight-complex="normal"/>
    </style:style>
    <style:style style:name="T4" style:family="text">
      <style:text-properties fo:color="#333333" style:font-name="Gentium Basic"/>
    </style:style>
    <style:style style:name="T5" style:family="text">
      <style:text-properties fo:color="#004a4a" style:font-name="Gentium Basic"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style:font-name="Gentium" fo:font-size="16pt" style:font-size-asian="16pt" style:font-size-complex="16pt"/>
    </style:style>
    <style:style style:name="T7" style:family="text">
      <style:text-properties fo:color="#000080" style:font-name="Gentium" fo:font-weight="bold" style:font-weight-asian="bold" style:font-weight-complex="bold"/>
    </style:style>
    <style:style style:name="T8" style:family="text">
      <style:text-properties fo:color="#333333" style:font-name="Gentiu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951cm" svg:height="2.442cm" svg:x="20.086cm" svg:y="13.7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2" draw:layer="layout" svg:width="10.414cm" svg:height="11.357cm" svg:x="1.524cm" svg:y="1.343cm">
          <text:p text:style-name="P2"><text:span text:style-name="T1">Cheap Linux VPS</text:span></text:p>
          <draw:enhanced-geometry svg:viewBox="0 0 21600 21600" draw:path-stretchpoint-x="10800" draw:path-stretchpoint-y="10800" draw:text-areas="?f3 ?f4 ?f5 ?f6" draw:mirror-horizontal="false" draw:mirror-vertical="false"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0.414cm" svg:height="11.357cm" svg:x="2.032cm" svg:y="2.032cm">
          <text:p text:style-name="P2"><text:span text:style-name="T1">Cheap Linux VPS</text:span></text:p>
          <draw:enhanced-geometry svg:viewBox="0 0 21600 21600" draw:path-stretchpoint-x="10800" draw:path-stretchpoint-y="10800" draw:text-areas="?f3 ?f4 ?f5 ?f6"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0.414cm" svg:height="11.357cm" svg:x="2.54cm" svg:y="2.794cm">
          <text:p text:style-name="P2"><text:span text:style-name="T1">Cheap Linux VPS</text:span></text:p>
          <draw:enhanced-geometry svg:viewBox="0 0 21600 21600" draw:path-stretchpoint-x="10800" draw:path-stretchpoint-y="10800" draw:text-areas="?f3 ?f4 ?f5 ?f6"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572cm" svg:height="9.123cm" svg:x="3.048cm" svg:y="4.366cm">
          <text:p text:style-name="P3"><text:span text:style-name="T2">Station Server</text:span></text:p>
          <draw:enhanced-geometry svg:viewBox="0 0 21600 21600" draw:type="rectangle" draw:enhanced-path="M 0 0 L 21600 0 21600 21600 0 21600 0 0 Z N"/>
        </draw:custom-shape>
        <draw:custom-shape draw:style-name="gr4" draw:text-style-name="P3" draw:layer="layout" svg:width="4.572cm" svg:height="9.126cm" svg:x="7.874cm" svg:y="4.363cm">
          <text:p text:style-name="P3"><text:span text:style-name="T2">Station Server</text:span></text:p>
          <draw:enhanced-geometry svg:viewBox="0 0 21600 21600" draw:type="rectangle" draw:enhanced-path="M 0 0 L 21600 0 21600 21600 0 21600 0 0 Z N"/>
        </draw:custom-shape>
        <draw:custom-shape draw:style-name="gr5" draw:text-style-name="P4" draw:layer="layout" svg:width="4.064cm" svg:height="2.54cm" svg:x="3.302cm" svg:y="5.388cm">
          <text:p text:style-name="P4"><text:span text:style-name="T3">Cascaded</text:span></text:p>
          <text:p text:style-name="P4"><text:span text:style-name="T3">Stream</text:span></text:p>
          <text:p text:style-name="P4"><text:span text:style-name="T3">Download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4.064cm" svg:height="0.99cm" svg:x="3.302cm" svg:y="8.154cm">
          <text:p text:style-name="P4"><text:span text:style-name="T3">SQLite3</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4.064cm" svg:height="1.778cm" svg:x="3.302cm" svg:y="9.398cm">
          <text:p text:style-name="P4"><text:span text:style-name="T3">Archive</text:span></text:p>
          <text:p text:style-name="P4"><text:span text:style-name="T3">Manag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4.064cm" svg:height="1.778cm" svg:x="3.302cm" svg:y="11.43cm">
          <text:p text:style-name="P4"><text:span text:style-name="T3">Stream </text:span></text:p>
          <text:p text:style-name="P4"><text:span text:style-name="T3">Webserv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064cm" svg:height="2.54cm" svg:x="8.128cm" svg:y="5.388cm">
          <text:p text:style-name="P4"><text:span text:style-name="T3">Cascaded</text:span></text:p>
          <text:p text:style-name="P4"><text:span text:style-name="T3">Stream</text:span></text:p>
          <text:p text:style-name="P4"><text:span text:style-name="T3">Download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4.064cm" svg:height="0.99cm" svg:x="8.128cm" svg:y="8.154cm">
          <text:p text:style-name="P4"><text:span text:style-name="T3">SQLite3</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4.064cm" svg:height="1.778cm" svg:x="8.128cm" svg:y="9.398cm">
          <text:p text:style-name="P4"><text:span text:style-name="T3">Archive</text:span></text:p>
          <text:p text:style-name="P4"><text:span text:style-name="T3">Manag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4.064cm" svg:height="1.778cm" svg:x="8.128cm" svg:y="11.43cm">
          <text:p text:style-name="P4"><text:span text:style-name="T3">Stream </text:span></text:p>
          <text:p text:style-name="P4"><text:span text:style-name="T3">Webserv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2.954cm" svg:y1="13.188cm" svg:x2="16.322cm" svg:y2="15.24cm">
          <text:p/>
        </draw:line>
        <draw:line draw:style-name="gr9" draw:text-style-name="P1" draw:layer="layout" svg:x1="12.954cm" svg:y1="8.636cm" svg:x2="16.002cm" svg:y2="9.398cm">
          <text:p/>
        </draw:line>
        <draw:line draw:style-name="gr9" draw:text-style-name="P1" draw:layer="layout" svg:x1="12.98cm" svg:y1="7.874cm" svg:x2="16.002cm" svg:y2="8.636cm">
          <text:p/>
        </draw:line>
        <draw:line draw:style-name="gr9" draw:text-style-name="P1" draw:layer="layout" svg:x1="12.954cm" svg:y1="9.398cm" svg:x2="16.002cm" svg:y2="10.16cm">
          <text:p/>
        </draw:line>
        <draw:custom-shape draw:style-name="gr10" draw:text-style-name="P5" draw:layer="layout" svg:width="3.302cm" svg:height="4.572cm" svg:x="18.021cm" svg:y="1.54cm">
          <text:p text:style-name="P5"><text:span text:style-name="T4">Tablet</text:span></text:p>
          <draw:enhanced-geometry svg:viewBox="0 0 21600 21600" draw:path-stretchpoint-x="10800" draw:path-stretchpoint-y="10800" draw:text-areas="?f3 ?f4 ?f5 ?f6" draw:type="round-rectangle" draw:modifiers="1800.644007155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402cm" svg:height="2.804cm" svg:x="15.403cm" svg:y="3.436cm">
          <text:p/>
          <draw:enhanced-geometry svg:viewBox="0 0 21600 21600" draw:path-stretchpoint-x="10800" draw:path-stretchpoint-y="10800" draw:text-areas="?f3 ?f4 ?f5 ?f6" draw:mirror-horizontal="false" draw:mirror-vertical="false" draw:type="round-rectangle" draw:modifiers="1800.644007155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556cm" svg:height="2.032cm" svg:x="22.273cm" svg:y="4.254cm">
          <text:p/>
          <draw:enhanced-geometry svg:viewBox="0 0 88 21600" draw:glue-points="44 ?f6 44 0 0 10800 44 21600 88 10800" draw:text-areas="0 ?f6 88 ?f3" draw:type="can" draw:modifiers="9591.905564924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7" draw:layer="layout" svg:width="2.032cm" svg:height="2.54cm" svg:x="23.081cm" svg:y="2.222cm">
          <text:p text:style-name="P7"/>
          <draw:enhanced-geometry svg:viewBox="0 0 88 21600" draw:glue-points="44 ?f6 44 0 0 10800 44 21600 88 10800" draw:text-areas="0 ?f6 88 ?f3" draw:type="can" draw:modifiers="2947.064611347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4" draw:text-style-name="P1" draw:layer="layout" svg:x1="22.781cm" svg:y1="5.016cm" svg:x2="22.781cm" svg:y2="6.132cm">
          <text:p/>
        </draw:line>
        <draw:line draw:style-name="gr14" draw:text-style-name="P1" draw:layer="layout" svg:x1="24.051cm" svg:y1="5.17cm" svg:x2="24.051cm" svg:y2="6.286cm">
          <text:p/>
        </draw:line>
        <draw:line draw:style-name="gr14" draw:text-style-name="P1" draw:layer="layout" svg:x1="25.321cm" svg:y1="5.016cm" svg:x2="25.321cm" svg:y2="6.132cm">
          <text:p/>
        </draw:line>
        <draw:line draw:style-name="gr14" draw:text-style-name="P1" draw:layer="layout" svg:x1="23.343cm" svg:y1="5.116cm" svg:x2="23.343cm" svg:y2="6.232cm">
          <text:p/>
        </draw:line>
        <draw:line draw:style-name="gr14" draw:text-style-name="P1" draw:layer="layout" svg:x1="24.743cm" svg:y1="5.116cm" svg:x2="24.743cm" svg:y2="6.232cm">
          <text:p/>
        </draw:line>
        <draw:line draw:style-name="gr14" draw:text-style-name="P1" draw:layer="layout" svg:x1="23.304cm" svg:y1="4.685cm" svg:x2="22.781cm" svg:y2="5.016cm">
          <text:p/>
        </draw:line>
        <draw:line draw:style-name="gr14" draw:text-style-name="P1" draw:layer="layout" svg:x1="23.081cm" svg:y1="4.57cm" svg:x2="22.273cm" svg:y2="4.762cm">
          <text:p/>
        </draw:line>
        <draw:line draw:style-name="gr14" draw:text-style-name="P1" draw:layer="layout" svg:x1="23.674cm" svg:y1="4.762cm" svg:x2="23.289cm" svg:y2="5.116cm">
          <text:p/>
        </draw:line>
        <draw:line draw:style-name="gr14" draw:text-style-name="P1" draw:layer="layout" svg:x1="24.051cm" svg:y1="4.762cm" svg:x2="24.051cm" svg:y2="5.17cm">
          <text:p/>
        </draw:line>
        <draw:line draw:style-name="gr14" draw:text-style-name="P1" draw:layer="layout" svg:x1="24.515cm" svg:y1="4.762cm" svg:x2="24.743cm" svg:y2="5.116cm">
          <text:p/>
        </draw:line>
        <draw:line draw:style-name="gr14" draw:text-style-name="P1" draw:layer="layout" svg:x1="24.942cm" svg:y1="4.662cm" svg:x2="25.321cm" svg:y2="5.016cm">
          <text:p/>
        </draw:line>
        <draw:line draw:style-name="gr14" draw:text-style-name="P1" draw:layer="layout" svg:x1="25.113cm" svg:y1="4.611cm" svg:x2="25.829cm" svg:y2="4.762cm">
          <text:p/>
        </draw:line>
        <draw:line draw:style-name="gr15" draw:text-style-name="P1" draw:layer="layout" svg:x1="16.957cm" svg:y1="7.931cm" svg:x2="15.955cm" svg:y2="6.168cm">
          <text:p/>
        </draw:line>
        <draw:g>
          <draw:custom-shape draw:style-name="gr16" draw:text-style-name="P8" draw:layer="layout" svg:width="9.927cm" svg:height="5.176cm" svg:x="16.002cm" svg:y="7.931cm">
            <text:p text:style-name="P8"><text:span text:style-name="T5">indycast.net</text:span></text:p>
            <draw:enhanced-geometry svg:viewBox="0 0 21600 21600" draw:type="rectangle" draw:enhanced-path="M 0 0 L 21600 0 21600 21600 0 21600 0 0 Z N"/>
          </draw:custom-shape>
          <draw:custom-shape draw:style-name="gr17" draw:text-style-name="P4" draw:layer="layout" svg:width="4.291cm" svg:height="1.079cm" svg:x="16.489cm" svg:y="9.465cm">
            <text:p text:style-name="P4"><text:span text:style-name="T3">Icon Engine</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4.29cm" svg:height="1.125cm" svg:x="21.224cm" svg:y="9.419cm">
            <text:p text:style-name="P4"><text:span text:style-name="T3">Front End</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4.291cm" svg:height="1.766cm" svg:x="16.491cm" svg:y="10.937cm">
            <text:p text:style-name="P4"><text:span text:style-name="T3">Health</text:span></text:p>
            <text:p text:style-name="P4"><text:span text:style-name="T3">Check</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4.29cm" svg:height="1.766cm" svg:x="21.226cm" svg:y="10.912cm">
            <text:p text:style-name="P4"><text:span text:style-name="T3">Reminder </text:span></text:p>
            <text:p text:style-name="P4"><text:span text:style-name="T3">Engine</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1" draw:layer="layout" svg:x1="19.614cm" svg:y1="7.931cm" svg:x2="19.593cm" svg:y2="6.14cm">
          <text:p/>
        </draw:line>
        <draw:custom-shape draw:style-name="gr21" draw:text-style-name="P1" draw:layer="layout" svg:width="0.375cm" svg:height="2.173cm" draw:transform="skewX (-0.0640535835481919) rotate (-0.072082098107366) translate (23.694cm 2.571cm)">
          <text:p/>
          <draw:enhanced-geometry svg:viewBox="0 0 21600 21600" draw:type="rectangle" draw:enhanced-path="M 0 0 L 21600 0 21600 21600 0 21600 0 0 Z N"/>
        </draw:custom-shape>
        <draw:custom-shape draw:style-name="gr22" draw:text-style-name="P1" draw:layer="layout" svg:width="0.38cm" svg:height="2.146cm" draw:transform="skewX (0.150621914447111) rotate (2.98294222458351) translate (24.537cm 2.528cm)">
          <text:p/>
          <draw:enhanced-geometry svg:viewBox="0 0 21600 21600" draw:mirror-vertical="true" draw:type="rectangle" draw:enhanced-path="M 0 0 L 21600 0 21600 21600 0 21600 0 0 Z N"/>
        </draw:custom-shape>
        <draw:custom-shape draw:style-name="gr23" draw:text-style-name="P1" draw:layer="layout" svg:width="0.252cm" svg:height="1.963cm" draw:transform="skewX (-0.404741853537485) rotate (-0.412246769321061) translate (23.097cm 2.472cm)">
          <text:p/>
          <draw:enhanced-geometry svg:viewBox="0 0 21600 21600" draw:type="rectangle" draw:enhanced-path="M 0 0 L 21600 0 21600 21600 0 21600 0 0 Z N"/>
        </draw:custom-shape>
        <draw:frame draw:style-name="gr24" draw:text-style-name="P10" draw:layer="layout" svg:width="3.415cm" svg:height="1.539cm" svg:x="25.113cm" svg:y="2.222cm">
          <draw:text-box>
            <text:p text:style-name="P9"><text:span text:style-name="T6">Desktop Computer</text:span></text:p>
          </draw:text-box>
        </draw:frame>
        <draw:line draw:style-name="gr15" draw:text-style-name="P1" draw:layer="layout" svg:x1="23.449cm" svg:y1="7.931cm" svg:x2="24.03cm" svg:y2="6.286cm">
          <text:p/>
        </draw:line>
        <draw:custom-shape draw:style-name="gr25" draw:text-style-name="P11" draw:layer="layout" svg:width="5.433cm" svg:height="3.277cm" svg:x="16.181cm" svg:y="13.623cm">
          <text:p text:style-name="P11"><text:span text:style-name="T7">Azure LRS</text:span></text:p>
          <text:p text:style-name="P11"><text:span text:style-name="T7">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12" draw:layer="layout" svg:width="2.437cm" svg:height="0.975cm" svg:x="14.936cm" svg:y="2.511cm">
          <draw:text-box>
            <text:p text:style-name="P12"><text:span text:style-name="T8">aPhone</text:span></text:p>
          </draw:text-box>
        </draw:frame>
        <presentation:notes draw:style-name="dp2">
          <draw:page-thumbnail draw:style-name="gr2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bustion Plain BRK" svg:font-family="'Combustion Plain BRK'" style:font-pitch="variable"/>
    <style:font-face style:name="Gentium" svg:font-family="Gentium" style:font-pitch="variable"/>
    <style:font-face style:name="Gentium Basic" svg:font-family="'Gentium Basic'"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0T00:54:43.503861449</meta:creation-date>
    <dc:date>2015-08-10T02:33:39.603274047</dc:date>
    <meta:editing-duration>PT22M8S</meta:editing-duration>
    <meta:editing-cycles>3</meta:editing-cycles>
    <meta:generator>LibreOffice/4.3.3.2$Linux_X86_64 LibreOffice_project/430m0$Build-2</meta:generator>
    <meta:document-statistic meta:object-count="72"/>
  </office:meta>
</office:document-meta>
</file>